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389in" table:align="margins"/>
    </style:style>
    <style:style style:name="Table1.A" style:family="table-column">
      <style:table-column-properties style:column-width="2.5465in" style:rel-column-width="21845*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in" fo:border="none" style:writing-mode="page"/>
    </style:style>
    <style:style style:name="Table1.A3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Table1.B3" style:family="table-cell">
      <style:table-cell-properties fo:padding="0.0201in" fo:border-left="none" fo:border-right="none" fo:border-top="0.05pt solid #000000" fo:border-bottom="none" style:writing-mode="page"/>
    </style:style>
    <style:style style:name="Table1.C3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none" style:writing-mode="page"/>
    </style:style>
    <style:style style:name="Table1.B4" style:family="table-cell">
      <style:table-cell-properties fo:padding="0.0201in" fo:border="none" style:writing-mode="page"/>
    </style:style>
    <style:style style:name="Table1.C4" style:family="table-cell">
      <style:table-cell-properties fo:padding="0.0201in" fo:border-left="none" fo:border-right="0.05pt solid #000000" fo:border-top="none" fo:border-bottom="none" style:writing-mode="page"/>
    </style:style>
    <style:style style:name="Table1.8" style:family="table-row">
      <style:table-row-properties style:min-row-height="0.2069in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none" fo:border-right="none" fo:border-top="none" fo:border-bottom="0.05pt solid #000000" style:writing-mode="page"/>
    </style:style>
    <style:style style:name="Table1.C8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ce1bb" officeooo:paragraph-rsid="000ce1bb"/>
    </style:style>
    <style:style style:name="P2" style:family="paragraph" style:parent-style-name="Table_20_Contents">
      <style:text-properties officeooo:rsid="000ce1bb" officeooo:paragraph-rsid="000ce1bb"/>
    </style:style>
    <style:style style:name="P3" style:family="paragraph" style:parent-style-name="Table_20_Contents">
      <style:text-properties fo:font-style="italic" officeooo:rsid="000ce1bb" officeooo:paragraph-rsid="000ce1bb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officeooo:rsid="001dab88" officeooo:paragraph-rsid="000ce1bb"/>
    </style:style>
    <style:style style:name="P5" style:family="paragraph" style:parent-style-name="Table_20_Contents">
      <style:text-properties fo:font-style="normal" officeooo:rsid="000ce1bb" officeooo:paragraph-rsid="000ce1bb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on between the spell and spellbar is confusing</text:p>
      <text:p text:style-name="P1"/>
      <text:p text:style-name="P1">spellbar passes text input so spell. spell controls program flow. clicks on spell buttons are handled by spell then passed to spellbar</text:p>
      <text:p text:style-name="P1"/>
      <text:p text:style-name="P1">the spellbar has 3 states: inactive, on cooldown, waiting for answer, ready to cast</text:p>
      <text:p text:style-name="P1"/>
      <text:p text:style-name="P1"/>
      <text:p text:style-name="P1">here is the program flow for a crossbow “spell”: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Spellbar</text:p>
          </table:table-cell>
          <table:table-cell table:style-name="Table1.C1" office:value-type="string">
            <text:p text:style-name="P2">Spe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User clicks spell button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3">If this is the spell already selected:</text:p>
            <text:p text:style-name="P3"><text:span text:style-name="T1">Do nothing</text:span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3">If thi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Reset current spell and cooldown</text:p>
            <text:p text:style-name="P2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3">If this spell is not on a cooldown</text:p>
            <text:p text:style-name="P5">Prompt user for answer</text:p>
          </table:table-cell>
        </table:table-row>
        <table:table-row table:style-name="Table1.8"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tore correct answer, wait for answer</text:p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Cooldown ends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5">Prompt user for answer</text:p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tore correct answer, wait for answer</text:p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Spellbar waiting, receives answer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3">If answer correct</text:p>
            <text:p text:style-name="P3"><text:span text:style-name="T1">ready to cast</text:span>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3">If answer incorrect</text:p>
            <text:p text:style-name="P3"><text:span text:style-name="T1">set inactive</text:span></text:p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Ready to cast, user clicks screen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2">Cast spell, set inactiv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Inactive, user presses enter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3">If previou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Reset current spell and cooldown</text:p>
            <text:p text:style-name="P2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3">If previous spell is not on a cooldown</text:p>
            <text:p text:style-name="P5">Prompt user for answ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Inactive, user enters code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3">If thi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Reset current spell and cooldown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3">If this spell is not on a cooldown</text:p>
            <text:p text:style-name="P5">Prompt user for answ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Active, on cooldown or ready to cast, user enters ‘/’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et inactive</text:p>
          </table:table-cell>
          <table:table-cell table:style-name="Table1.C8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04:36.692380523</meta:creation-date>
    <dc:date>2024-04-25T17:38:04.452169713</dc:date>
    <meta:editing-duration>PT33M28S</meta:editing-duration>
    <meta:editing-cycles>1</meta:editing-cycles>
    <meta:document-statistic meta:table-count="1" meta:image-count="0" meta:object-count="0" meta:page-count="1" meta:paragraph-count="37" meta:word-count="204" meta:character-count="1151" meta:non-whitespace-character-count="984"/>
    <meta:generator>LibreOffice/7.5.9.2$Linux_X86_64 LibreOffice_project/50$Build-2</meta:generator>
  </office:meta>
</office:document-meta>
</file>